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HOUT FILTERING TREE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table:number-columns-repeated="3"/>
          <table:table-cell office:value-type="string" calcext:value-type="string">
            <text:p>PUBLISH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4.409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6977.95716" calcext:value-type="float">
            <text:p>1543146977.95716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4.405365" calcext:value-type="float">
            <text:p>14.405365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6992.36253" calcext:value-type="float">
            <text:p>1543146992.362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701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7002.36629" calcext:value-type="float">
            <text:p>1543147002.3662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8.514152" calcext:value-type="float">
            <text:p>18.51415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7020.88045" calcext:value-type="float">
            <text:p>1543147020.880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.101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7030.88411" calcext:value-type="float">
            <text:p>1543147030.8841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9.806114" calcext:value-type="float">
            <text:p>19.80611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7050.69023" calcext:value-type="float">
            <text:p>1543147050.6902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7060.69392" calcext:value-type="float">
            <text:p>1543147060.6939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8.647777" calcext:value-type="float">
            <text:p>18.64777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7079.3417" calcext:value-type="float">
            <text:p>1543147079.34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8.518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7089.34539" calcext:value-type="float">
            <text:p>1543147089.3453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0.463987" calcext:value-type="float">
            <text:p>20.46398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7109.80938" calcext:value-type="float">
            <text:p>1543147109.809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847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7119.81314" calcext:value-type="float">
            <text:p>1543147119.8131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3.760587" calcext:value-type="float">
            <text:p>23.76058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7143.57372" calcext:value-type="float">
            <text:p>1543147143.573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.747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7153.57742" calcext:value-type="float">
            <text:p>1543147153.5774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1.31117" calcext:value-type="float">
            <text:p>21.3111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7174.88859" calcext:value-type="float">
            <text:p>1543147174.8885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7184.89229" calcext:value-type="float">
            <text:p>1543147184.8922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3.857137" calcext:value-type="float">
            <text:p>23.85713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7208.74942" calcext:value-type="float">
            <text:p>1543147208.749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9.810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7218.7532" calcext:value-type="float">
            <text:p>1543147218.753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9.92581" calcext:value-type="float">
            <text:p>19.9258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7237.84578" calcext:value-type="float">
            <text:p>1543147237.845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980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7247.84962" calcext:value-type="float">
            <text:p>1543147247.8496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4.432011" calcext:value-type="float">
            <text:p>24.43201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7272.28163" calcext:value-type="float">
            <text:p>1543147272.281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.678s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SUBSCRIBER1</text:p>
          </table:table-cell>
          <table:table-cell table:number-columns-repeated="2"/>
          <table:table-cell office:value-type="string" calcext:value-type="string">
            <text:p>SUBSCRIBER2</text:p>
          </table:table-cell>
          <table:table-cell table:number-columns-repeated="2"/>
          <table:table-cell office:value-type="string" calcext:value-type="string">
            <text:p>SUBSCRIBER3</text:p>
          </table:table-cell>
          <table:table-cell table:number-columns-repeated="2"/>
          <table:table-cell office:value-type="string" calcext:value-type="string">
            <text:p>SUBSCRIBER4</text:p>
          </table:table-cell>
          <table:table-cell table:number-columns-repeated="2"/>
          <table:table-cell office:value-type="string" calcext:value-type="string">
            <text:p>SUBSCRIBER5</text:p>
          </table:table-cell>
          <table:table-cell table:number-columns-repeated="2"/>
          <table:table-cell office:value-type="string" calcext:value-type="string">
            <text:p>SUBSCRIBER6</text:p>
          </table:table-cell>
          <table:table-cell table:number-columns-repeated="2"/>
          <table:table-cell office:value-type="string" calcext:value-type="string">
            <text:p>SUBSCRIBER7</text:p>
          </table:table-cell>
          <table:table-cell table:number-columns-repeated="3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8.651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6994.24849" calcext:value-type="float">
            <text:p>1543146994.24849</text:p>
          </table:table-cell>
          <table:table-cell table:formula="of:=[.E14]-[.F2]" office:value-type="float" office:value="16.2913300991058" calcext:value-type="float">
            <text:p>16.2913300991058</text:p>
          </table:table-cell>
          <table:table-cell office:value-type="string" calcext:value-type="string">
            <text:p>time</text:p>
          </table:table-cell>
          <table:table-cell office:value-type="float" office:value="1543146994.74967" calcext:value-type="float">
            <text:p>1543146994.74967</text:p>
          </table:table-cell>
          <table:table-cell table:formula="of:=[.H14]-[.F2]" office:value-type="float" office:value="16.7925100326538" calcext:value-type="float">
            <text:p>16.7925100326538</text:p>
          </table:table-cell>
          <table:table-cell office:value-type="string" calcext:value-type="string">
            <text:p>time</text:p>
          </table:table-cell>
          <table:table-cell office:value-type="float" office:value="1543146995.43405" calcext:value-type="float">
            <text:p>1543146995.43405</text:p>
          </table:table-cell>
          <table:table-cell table:formula="of:=[.K14]-[.F2]" office:value-type="float" office:value="17.4768900871277" calcext:value-type="float">
            <text:p>17.4768900871277</text:p>
          </table:table-cell>
          <table:table-cell office:value-type="string" calcext:value-type="string">
            <text:p>time</text:p>
          </table:table-cell>
          <table:table-cell office:value-type="float" office:value="1543146995.38615" calcext:value-type="float">
            <text:p>1543146995.38615</text:p>
          </table:table-cell>
          <table:table-cell table:formula="of:=[.N14]-[.F2]" office:value-type="float" office:value="17.4289898872376" calcext:value-type="float">
            <text:p>17.4289898872376</text:p>
          </table:table-cell>
          <table:table-cell office:value-type="string" calcext:value-type="string">
            <text:p>time</text:p>
          </table:table-cell>
          <table:table-cell office:value-type="float" office:value="1543146995.86194" calcext:value-type="float">
            <text:p>1543146995.86194</text:p>
          </table:table-cell>
          <table:table-cell table:formula="of:=[.Q14]-[.F2]" office:value-type="float" office:value="17.9047799110413" calcext:value-type="float">
            <text:p>17.9047799110413</text:p>
          </table:table-cell>
          <table:table-cell office:value-type="string" calcext:value-type="string">
            <text:p>time</text:p>
          </table:table-cell>
          <table:table-cell office:value-type="float" office:value="1543146996.11277" calcext:value-type="float">
            <text:p>1543146996.11277</text:p>
          </table:table-cell>
          <table:table-cell table:formula="of:=[.T14]-[.F2]" office:value-type="float" office:value="18.1556100845337" calcext:value-type="float">
            <text:p>18.1556100845337</text:p>
          </table:table-cell>
          <table:table-cell office:value-type="string" calcext:value-type="string">
            <text:p>time</text:p>
          </table:table-cell>
          <table:table-cell office:value-type="float" office:value="1543146996.54838" calcext:value-type="float">
            <text:p>1543146996.54838</text:p>
          </table:table-cell>
          <table:table-cell table:formula="of:=[.W14]-[.F2]" office:value-type="float" office:value="18.5912199020386" calcext:value-type="float">
            <text:p>18.5912199020386</text:p>
          </table:table-cell>
          <table:table-cell/>
          <table:table-cell table:formula="of:=MAX([.F14];[.I14];[.L14];[.O14];[.R14];[.U14];[.X14])" office:value-type="float" office:value="18.5912199020386" calcext:value-type="float">
            <text:p>18.5912199020386</text:p>
          </table:table-cell>
          <table:table-cell/>
          <table:table-cell table:formula="of:=AVERAGE([.Z14:.Z23])" office:value-type="float" office:value="24.9234269857407" calcext:value-type="float">
            <text:p>24.9234269857407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956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7021.27195" calcext:value-type="float">
            <text:p>1543147021.27195</text:p>
          </table:table-cell>
          <table:table-cell table:formula="of:=[.E15]-[.F3]" office:value-type="float" office:value="18.9056599140167" calcext:value-type="float">
            <text:p>18.9056599140167</text:p>
          </table:table-cell>
          <table:table-cell office:value-type="string" calcext:value-type="string">
            <text:p>time</text:p>
          </table:table-cell>
          <table:table-cell office:value-type="float" office:value="1543147023.15069" calcext:value-type="float">
            <text:p>1543147023.15069</text:p>
          </table:table-cell>
          <table:table-cell table:formula="of:=[.H15]-[.F3]" office:value-type="float" office:value="20.7843999862671" calcext:value-type="float">
            <text:p>20.7843999862671</text:p>
          </table:table-cell>
          <table:table-cell office:value-type="string" calcext:value-type="string">
            <text:p>time</text:p>
          </table:table-cell>
          <table:table-cell office:value-type="float" office:value="1543147023.71349" calcext:value-type="float">
            <text:p>1543147023.71349</text:p>
          </table:table-cell>
          <table:table-cell table:formula="of:=[.K15]-[.F3]" office:value-type="float" office:value="21.3471999168396" calcext:value-type="float">
            <text:p>21.3471999168396</text:p>
          </table:table-cell>
          <table:table-cell office:value-type="string" calcext:value-type="string">
            <text:p>time</text:p>
          </table:table-cell>
          <table:table-cell office:value-type="float" office:value="1543147023.83256" calcext:value-type="float">
            <text:p>1543147023.83256</text:p>
          </table:table-cell>
          <table:table-cell table:formula="of:=[.N15]-[.F3]" office:value-type="float" office:value="21.4662699699402" calcext:value-type="float">
            <text:p>21.4662699699402</text:p>
          </table:table-cell>
          <table:table-cell office:value-type="string" calcext:value-type="string">
            <text:p>time</text:p>
          </table:table-cell>
          <table:table-cell office:value-type="float" office:value="1543147024.28994" calcext:value-type="float">
            <text:p>1543147024.28994</text:p>
          </table:table-cell>
          <table:table-cell table:formula="of:=[.Q15]-[.F3]" office:value-type="float" office:value="21.9236500263214" calcext:value-type="float">
            <text:p>21.9236500263214</text:p>
          </table:table-cell>
          <table:table-cell office:value-type="string" calcext:value-type="string">
            <text:p>time</text:p>
          </table:table-cell>
          <table:table-cell office:value-type="float" office:value="1543147024.40069" calcext:value-type="float">
            <text:p>1543147024.40069</text:p>
          </table:table-cell>
          <table:table-cell table:formula="of:=[.T15]-[.F3]" office:value-type="float" office:value="22.0343999862671" calcext:value-type="float">
            <text:p>22.0343999862671</text:p>
          </table:table-cell>
          <table:table-cell office:value-type="string" calcext:value-type="string">
            <text:p>time</text:p>
          </table:table-cell>
          <table:table-cell office:value-type="float" office:value="1543147024.84182" calcext:value-type="float">
            <text:p>1543147024.84182</text:p>
          </table:table-cell>
          <table:table-cell table:formula="of:=[.W15]-[.F3]" office:value-type="float" office:value="22.4755299091339" calcext:value-type="float">
            <text:p>22.4755299091339</text:p>
          </table:table-cell>
          <table:table-cell/>
          <table:table-cell table:formula="of:=MAX([.F15];[.I15];[.L15];[.O15];[.R15];[.U15];[.X15])" office:value-type="float" office:value="22.4755299091339" calcext:value-type="float">
            <text:p>22.4755299091339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3.85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7051.63858" calcext:value-type="float">
            <text:p>1543147051.63858</text:p>
          </table:table-cell>
          <table:table-cell table:formula="of:=[.E16]-[.F4]" office:value-type="float" office:value="20.7544701099396" calcext:value-type="float">
            <text:p>20.7544701099396</text:p>
          </table:table-cell>
          <table:table-cell office:value-type="string" calcext:value-type="string">
            <text:p>time</text:p>
          </table:table-cell>
          <table:table-cell office:value-type="float" office:value="1543147052.8296" calcext:value-type="float">
            <text:p>1543147052.8296</text:p>
          </table:table-cell>
          <table:table-cell table:formula="of:=[.H16]-[.F4]" office:value-type="float" office:value="21.9454901218414" calcext:value-type="float">
            <text:p>21.9454901218414</text:p>
          </table:table-cell>
          <table:table-cell office:value-type="string" calcext:value-type="string">
            <text:p>time</text:p>
          </table:table-cell>
          <table:table-cell office:value-type="float" office:value="1543147052.90016" calcext:value-type="float">
            <text:p>1543147052.90016</text:p>
          </table:table-cell>
          <table:table-cell table:formula="of:=[.K16]-[.F4]" office:value-type="float" office:value="22.0160501003265" calcext:value-type="float">
            <text:p>22.0160501003265</text:p>
          </table:table-cell>
          <table:table-cell office:value-type="string" calcext:value-type="string">
            <text:p>time</text:p>
          </table:table-cell>
          <table:table-cell office:value-type="float" office:value="1543147053.50945" calcext:value-type="float">
            <text:p>1543147053.50945</text:p>
          </table:table-cell>
          <table:table-cell table:formula="of:=[.N16]-[.F4]" office:value-type="float" office:value="22.6253399848938" calcext:value-type="float">
            <text:p>22.6253399848938</text:p>
          </table:table-cell>
          <table:table-cell office:value-type="string" calcext:value-type="string">
            <text:p>time</text:p>
          </table:table-cell>
          <table:table-cell office:value-type="float" office:value="1543147054.50514" calcext:value-type="float">
            <text:p>1543147054.50514</text:p>
          </table:table-cell>
          <table:table-cell table:formula="of:=[.Q16]-[.F4]" office:value-type="float" office:value="23.6210300922394" calcext:value-type="float">
            <text:p>23.6210300922394</text:p>
          </table:table-cell>
          <table:table-cell office:value-type="string" calcext:value-type="string">
            <text:p>time</text:p>
          </table:table-cell>
          <table:table-cell office:value-type="float" office:value="1543147053.62774" calcext:value-type="float">
            <text:p>1543147053.62774</text:p>
          </table:table-cell>
          <table:table-cell table:formula="of:=[.T16]-[.F4]" office:value-type="float" office:value="22.7436299324036" calcext:value-type="float">
            <text:p>22.7436299324036</text:p>
          </table:table-cell>
          <table:table-cell office:value-type="string" calcext:value-type="string">
            <text:p>time</text:p>
          </table:table-cell>
          <table:table-cell office:value-type="float" office:value="1543147054.19417" calcext:value-type="float">
            <text:p>1543147054.19417</text:p>
          </table:table-cell>
          <table:table-cell table:formula="of:=[.W16]-[.F4]" office:value-type="float" office:value="23.3100600242615" calcext:value-type="float">
            <text:p>23.3100600242615</text:p>
          </table:table-cell>
          <table:table-cell/>
          <table:table-cell table:formula="of:=MAX([.F16];[.I16];[.L16];[.O16];[.R16];[.U16];[.X16])" office:value-type="float" office:value="23.6210300922394" calcext:value-type="float">
            <text:p>23.6210300922394</text:p>
          </table:table-cell>
          <table:table-cell/>
          <table:table-cell table:formula="of:=DEVSQ([.Z14:.Z23])/10" office:value-type="float" office:value="7.63366067536217" calcext:value-type="float">
            <text:p>7.633660675362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47081.36959" calcext:value-type="float">
            <text:p>1543147081.36959</text:p>
          </table:table-cell>
          <table:table-cell table:formula="of:=[.E17]-[.F5]" office:value-type="float" office:value="20.6756701469421" calcext:value-type="float">
            <text:p>20.6756701469421</text:p>
          </table:table-cell>
          <table:table-cell office:value-type="string" calcext:value-type="string">
            <text:p>time</text:p>
          </table:table-cell>
          <table:table-cell office:value-type="float" office:value="1543147082.55779" calcext:value-type="float">
            <text:p>1543147082.55779</text:p>
          </table:table-cell>
          <table:table-cell table:formula="of:=[.H17]-[.F5]" office:value-type="float" office:value="21.8638701438904" calcext:value-type="float">
            <text:p>21.8638701438904</text:p>
          </table:table-cell>
          <table:table-cell office:value-type="string" calcext:value-type="string">
            <text:p>time</text:p>
          </table:table-cell>
          <table:table-cell office:value-type="float" office:value="1543147083.23897" calcext:value-type="float">
            <text:p>1543147083.23897</text:p>
          </table:table-cell>
          <table:table-cell table:formula="of:=[.K17]-[.F5]" office:value-type="float" office:value="22.5450501441956" calcext:value-type="float">
            <text:p>22.5450501441956</text:p>
          </table:table-cell>
          <table:table-cell office:value-type="string" calcext:value-type="string">
            <text:p>time</text:p>
          </table:table-cell>
          <table:table-cell office:value-type="float" office:value="1543147083.18673" calcext:value-type="float">
            <text:p>1543147083.18673</text:p>
          </table:table-cell>
          <table:table-cell table:formula="of:=[.N17]-[.F5]" office:value-type="float" office:value="22.49281001091" calcext:value-type="float">
            <text:p>22.49281001091</text:p>
          </table:table-cell>
          <table:table-cell office:value-type="string" calcext:value-type="string">
            <text:p>time</text:p>
          </table:table-cell>
          <table:table-cell office:value-type="float" office:value="1543147083.54263" calcext:value-type="float">
            <text:p>1543147083.54263</text:p>
          </table:table-cell>
          <table:table-cell table:formula="of:=[.Q17]-[.F5]" office:value-type="float" office:value="22.8487100601196" calcext:value-type="float">
            <text:p>22.8487100601196</text:p>
          </table:table-cell>
          <table:table-cell office:value-type="string" calcext:value-type="string">
            <text:p>time</text:p>
          </table:table-cell>
          <table:table-cell office:value-type="float" office:value="1543147083.84492" calcext:value-type="float">
            <text:p>1543147083.84492</text:p>
          </table:table-cell>
          <table:table-cell table:formula="of:=[.T17]-[.F5]" office:value-type="float" office:value="23.1510000228882" calcext:value-type="float">
            <text:p>23.1510000228882</text:p>
          </table:table-cell>
          <table:table-cell office:value-type="string" calcext:value-type="string">
            <text:p>time</text:p>
          </table:table-cell>
          <table:table-cell office:value-type="float" office:value="1543147084.20159" calcext:value-type="float">
            <text:p>1543147084.20159</text:p>
          </table:table-cell>
          <table:table-cell table:formula="of:=[.W17]-[.F5]" office:value-type="float" office:value="23.5076701641083" calcext:value-type="float">
            <text:p>23.5076701641083</text:p>
          </table:table-cell>
          <table:table-cell/>
          <table:table-cell table:formula="of:=MAX([.F17];[.I17];[.L17];[.O17];[.R17];[.U17];[.X17])" office:value-type="float" office:value="23.5076701641083" calcext:value-type="float">
            <text:p>23.5076701641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30.468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7110.24249" calcext:value-type="float">
            <text:p>1543147110.24249</text:p>
          </table:table-cell>
          <table:table-cell table:formula="of:=[.E18]-[.F6]" office:value-type="float" office:value="20.8970999717712" calcext:value-type="float">
            <text:p>20.8970999717712</text:p>
          </table:table-cell>
          <table:table-cell office:value-type="string" calcext:value-type="string">
            <text:p>time</text:p>
          </table:table-cell>
          <table:table-cell office:value-type="float" office:value="1543147112.71539" calcext:value-type="float">
            <text:p>1543147112.71539</text:p>
          </table:table-cell>
          <table:table-cell table:formula="of:=[.H18]-[.F6]" office:value-type="float" office:value="23.3699998855591" calcext:value-type="float">
            <text:p>23.3699998855591</text:p>
          </table:table-cell>
          <table:table-cell office:value-type="string" calcext:value-type="string">
            <text:p>time</text:p>
          </table:table-cell>
          <table:table-cell office:value-type="float" office:value="1543147113.63358" calcext:value-type="float">
            <text:p>1543147113.63358</text:p>
          </table:table-cell>
          <table:table-cell table:formula="of:=[.K18]-[.F6]" office:value-type="float" office:value="24.2881898880005" calcext:value-type="float">
            <text:p>24.2881898880005</text:p>
          </table:table-cell>
          <table:table-cell office:value-type="string" calcext:value-type="string">
            <text:p>time</text:p>
          </table:table-cell>
          <table:table-cell office:value-type="float" office:value="1543147113.52754" calcext:value-type="float">
            <text:p>1543147113.52754</text:p>
          </table:table-cell>
          <table:table-cell table:formula="of:=[.N18]-[.F6]" office:value-type="float" office:value="24.182149887085" calcext:value-type="float">
            <text:p>24.182149887085</text:p>
          </table:table-cell>
          <table:table-cell office:value-type="string" calcext:value-type="string">
            <text:p>time</text:p>
          </table:table-cell>
          <table:table-cell office:value-type="float" office:value="1543147114.49225" calcext:value-type="float">
            <text:p>1543147114.49225</text:p>
          </table:table-cell>
          <table:table-cell table:formula="of:=[.Q18]-[.F6]" office:value-type="float" office:value="25.1468598842621" calcext:value-type="float">
            <text:p>25.1468598842621</text:p>
          </table:table-cell>
          <table:table-cell office:value-type="string" calcext:value-type="string">
            <text:p>time</text:p>
          </table:table-cell>
          <table:table-cell office:value-type="float" office:value="1543147114.44636" calcext:value-type="float">
            <text:p>1543147114.44636</text:p>
          </table:table-cell>
          <table:table-cell table:formula="of:=[.T18]-[.F6]" office:value-type="float" office:value="25.1009700298309" calcext:value-type="float">
            <text:p>25.1009700298309</text:p>
          </table:table-cell>
          <table:table-cell office:value-type="string" calcext:value-type="string">
            <text:p>time</text:p>
          </table:table-cell>
          <table:table-cell office:value-type="float" office:value="1543147114.96125" calcext:value-type="float">
            <text:p>1543147114.96125</text:p>
          </table:table-cell>
          <table:table-cell table:formula="of:=[.W18]-[.F6]" office:value-type="float" office:value="25.6158599853516" calcext:value-type="float">
            <text:p>25.6158599853516</text:p>
          </table:table-cell>
          <table:table-cell/>
          <table:table-cell table:formula="of:=MAX([.F18];[.I18];[.L18];[.O18];[.R18];[.U18];[.X18])" office:value-type="float" office:value="25.6158599853516" calcext:value-type="float">
            <text:p>25.6158599853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986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7143.87079" calcext:value-type="float">
            <text:p>1543147143.87079</text:p>
          </table:table-cell>
          <table:table-cell table:formula="of:=[.E19]-[.F7]" office:value-type="float" office:value="24.0576500892639" calcext:value-type="float">
            <text:p>24.0576500892639</text:p>
          </table:table-cell>
          <table:table-cell office:value-type="string" calcext:value-type="string">
            <text:p>time</text:p>
          </table:table-cell>
          <table:table-cell office:value-type="float" office:value="1543147145.48321" calcext:value-type="float">
            <text:p>1543147145.48321</text:p>
          </table:table-cell>
          <table:table-cell table:formula="of:=[.H19]-[.F7]" office:value-type="float" office:value="25.6700701713562" calcext:value-type="float">
            <text:p>25.6700701713562</text:p>
          </table:table-cell>
          <table:table-cell office:value-type="string" calcext:value-type="string">
            <text:p>time</text:p>
          </table:table-cell>
          <table:table-cell office:value-type="float" office:value="1543147146.69641" calcext:value-type="float">
            <text:p>1543147146.69641</text:p>
          </table:table-cell>
          <table:table-cell table:formula="of:=[.K19]-[.F7]" office:value-type="float" office:value="26.8832700252533" calcext:value-type="float">
            <text:p>26.8832700252533</text:p>
          </table:table-cell>
          <table:table-cell office:value-type="string" calcext:value-type="string">
            <text:p>time</text:p>
          </table:table-cell>
          <table:table-cell office:value-type="float" office:value="1543147146.19332" calcext:value-type="float">
            <text:p>1543147146.19332</text:p>
          </table:table-cell>
          <table:table-cell table:formula="of:=[.N19]-[.F7]" office:value-type="float" office:value="26.3801801204681" calcext:value-type="float">
            <text:p>26.3801801204681</text:p>
          </table:table-cell>
          <table:table-cell office:value-type="string" calcext:value-type="string">
            <text:p>time</text:p>
          </table:table-cell>
          <table:table-cell office:value-type="float" office:value="1543147146.68389" calcext:value-type="float">
            <text:p>1543147146.68389</text:p>
          </table:table-cell>
          <table:table-cell table:formula="of:=[.Q19]-[.F7]" office:value-type="float" office:value="26.8707501888275" calcext:value-type="float">
            <text:p>26.8707501888275</text:p>
          </table:table-cell>
          <table:table-cell office:value-type="string" calcext:value-type="string">
            <text:p>time</text:p>
          </table:table-cell>
          <table:table-cell office:value-type="float" office:value="1543147147.32132" calcext:value-type="float">
            <text:p>1543147147.32132</text:p>
          </table:table-cell>
          <table:table-cell table:formula="of:=[.T19]-[.F7]" office:value-type="float" office:value="27.508180141449" calcext:value-type="float">
            <text:p>27.508180141449</text:p>
          </table:table-cell>
          <table:table-cell office:value-type="string" calcext:value-type="string">
            <text:p>time</text:p>
          </table:table-cell>
          <table:table-cell office:value-type="float" office:value="1543147147.60015" calcext:value-type="float">
            <text:p>1543147147.60015</text:p>
          </table:table-cell>
          <table:table-cell table:formula="of:=[.W19]-[.F7]" office:value-type="float" office:value="27.7870101928711" calcext:value-type="float">
            <text:p>27.7870101928711</text:p>
          </table:table-cell>
          <table:table-cell/>
          <table:table-cell table:formula="of:=MAX([.F19];[.I19];[.L19];[.O19];[.R19];[.U19];[.X19])" office:value-type="float" office:value="27.7870101928711" calcext:value-type="float">
            <text:p>27.7870101928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4.135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7175.23014" calcext:value-type="float">
            <text:p>1543147175.23014</text:p>
          </table:table-cell>
          <table:table-cell table:formula="of:=[.E20]-[.F8]" office:value-type="float" office:value="21.6527199745178" calcext:value-type="float">
            <text:p>21.6527199745178</text:p>
          </table:table-cell>
          <table:table-cell office:value-type="string" calcext:value-type="string">
            <text:p>time</text:p>
          </table:table-cell>
          <table:table-cell office:value-type="float" office:value="1543147177.27875" calcext:value-type="float">
            <text:p>1543147177.27875</text:p>
          </table:table-cell>
          <table:table-cell table:formula="of:=[.H20]-[.F8]" office:value-type="float" office:value="23.7013299465179" calcext:value-type="float">
            <text:p>23.7013299465179</text:p>
          </table:table-cell>
          <table:table-cell office:value-type="string" calcext:value-type="string">
            <text:p>time</text:p>
          </table:table-cell>
          <table:table-cell office:value-type="float" office:value="1543147178.2609" calcext:value-type="float">
            <text:p>1543147178.2609</text:p>
          </table:table-cell>
          <table:table-cell table:formula="of:=[.K20]-[.F8]" office:value-type="float" office:value="24.6834800243378" calcext:value-type="float">
            <text:p>24.6834800243378</text:p>
          </table:table-cell>
          <table:table-cell office:value-type="string" calcext:value-type="string">
            <text:p>time</text:p>
          </table:table-cell>
          <table:table-cell office:value-type="float" office:value="1543147178.15174" calcext:value-type="float">
            <text:p>1543147178.15174</text:p>
          </table:table-cell>
          <table:table-cell table:formula="of:=[.N20]-[.F8]" office:value-type="float" office:value="24.5743200778961" calcext:value-type="float">
            <text:p>24.5743200778961</text:p>
          </table:table-cell>
          <table:table-cell office:value-type="string" calcext:value-type="string">
            <text:p>time</text:p>
          </table:table-cell>
          <table:table-cell office:value-type="float" office:value="1543147178.89491" calcext:value-type="float">
            <text:p>1543147178.89491</text:p>
          </table:table-cell>
          <table:table-cell table:formula="of:=[.Q20]-[.F8]" office:value-type="float" office:value="25.3174901008606" calcext:value-type="float">
            <text:p>25.3174901008606</text:p>
          </table:table-cell>
          <table:table-cell office:value-type="string" calcext:value-type="string">
            <text:p>time</text:p>
          </table:table-cell>
          <table:table-cell office:value-type="float" office:value="1543147179.24517" calcext:value-type="float">
            <text:p>1543147179.24517</text:p>
          </table:table-cell>
          <table:table-cell table:formula="of:=[.T20]-[.F8]" office:value-type="float" office:value="25.667750120163" calcext:value-type="float">
            <text:p>25.667750120163</text:p>
          </table:table-cell>
          <table:table-cell office:value-type="string" calcext:value-type="string">
            <text:p>time</text:p>
          </table:table-cell>
          <table:table-cell office:value-type="float" office:value="1543147179.76064" calcext:value-type="float">
            <text:p>1543147179.76064</text:p>
          </table:table-cell>
          <table:table-cell table:formula="of:=[.W20]-[.F8]" office:value-type="float" office:value="26.183219909668" calcext:value-type="float">
            <text:p>26.183219909668</text:p>
          </table:table-cell>
          <table:table-cell/>
          <table:table-cell table:formula="of:=MAX([.F20];[.I20];[.L20];[.O20];[.R20];[.U20];[.X20])" office:value-type="float" office:value="26.183219909668" calcext:value-type="float">
            <text:p>26.1832199096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47209.10696" calcext:value-type="float">
            <text:p>1543147209.10696</text:p>
          </table:table-cell>
          <table:table-cell table:formula="of:=[.E21]-[.F9]" office:value-type="float" office:value="24.2146699428558" calcext:value-type="float">
            <text:p>24.2146699428558</text:p>
          </table:table-cell>
          <table:table-cell office:value-type="string" calcext:value-type="string">
            <text:p>time</text:p>
          </table:table-cell>
          <table:table-cell office:value-type="float" office:value="1543147210.85359" calcext:value-type="float">
            <text:p>1543147210.85359</text:p>
          </table:table-cell>
          <table:table-cell table:formula="of:=[.H21]-[.F9]" office:value-type="float" office:value="25.9612998962402" calcext:value-type="float">
            <text:p>25.9612998962402</text:p>
          </table:table-cell>
          <table:table-cell office:value-type="string" calcext:value-type="string">
            <text:p>time</text:p>
          </table:table-cell>
          <table:table-cell office:value-type="float" office:value="1543147211.50284" calcext:value-type="float">
            <text:p>1543147211.50284</text:p>
          </table:table-cell>
          <table:table-cell table:formula="of:=[.K21]-[.F9]" office:value-type="float" office:value="26.6105499267578" calcext:value-type="float">
            <text:p>26.6105499267578</text:p>
          </table:table-cell>
          <table:table-cell office:value-type="string" calcext:value-type="string">
            <text:p>time</text:p>
          </table:table-cell>
          <table:table-cell office:value-type="float" office:value="1543147211.45592" calcext:value-type="float">
            <text:p>1543147211.45592</text:p>
          </table:table-cell>
          <table:table-cell table:formula="of:=[.N21]-[.F9]" office:value-type="float" office:value="26.5636298656464" calcext:value-type="float">
            <text:p>26.5636298656464</text:p>
          </table:table-cell>
          <table:table-cell office:value-type="string" calcext:value-type="string">
            <text:p>time</text:p>
          </table:table-cell>
          <table:table-cell office:value-type="float" office:value="1543147211.80926" calcext:value-type="float">
            <text:p>1543147211.80926</text:p>
          </table:table-cell>
          <table:table-cell table:formula="of:=[.Q21]-[.F9]" office:value-type="float" office:value="26.9169697761536" calcext:value-type="float">
            <text:p>26.9169697761536</text:p>
          </table:table-cell>
          <table:table-cell office:value-type="string" calcext:value-type="string">
            <text:p>time</text:p>
          </table:table-cell>
          <table:table-cell office:value-type="float" office:value="1543147212.69938" calcext:value-type="float">
            <text:p>1543147212.69938</text:p>
          </table:table-cell>
          <table:table-cell table:formula="of:=[.T21]-[.F9]" office:value-type="float" office:value="27.807089805603" calcext:value-type="float">
            <text:p>27.807089805603</text:p>
          </table:table-cell>
          <table:table-cell office:value-type="string" calcext:value-type="string">
            <text:p>time</text:p>
          </table:table-cell>
          <table:table-cell office:value-type="float" office:value="1543147212.42732" calcext:value-type="float">
            <text:p>1543147212.42732</text:p>
          </table:table-cell>
          <table:table-cell table:formula="of:=[.W21]-[.F9]" office:value-type="float" office:value="27.5350298881531" calcext:value-type="float">
            <text:p>27.5350298881531</text:p>
          </table:table-cell>
          <table:table-cell/>
          <table:table-cell table:formula="of:=MAX([.F21];[.I21];[.L21];[.O21];[.R21];[.U21];[.X21])" office:value-type="float" office:value="27.807089805603" calcext:value-type="float">
            <text:p>27.807089805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33.76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7240.94593" calcext:value-type="float">
            <text:p>1543147240.94593</text:p>
          </table:table-cell>
          <table:table-cell table:formula="of:=[.E22]-[.F10]" office:value-type="float" office:value="22.1927299499512" calcext:value-type="float">
            <text:p>22.1927299499512</text:p>
          </table:table-cell>
          <table:table-cell office:value-type="string" calcext:value-type="string">
            <text:p>time</text:p>
          </table:table-cell>
          <table:table-cell office:value-type="float" office:value="1543147241.83054" calcext:value-type="float">
            <text:p>1543147241.83054</text:p>
          </table:table-cell>
          <table:table-cell table:formula="of:=[.H22]-[.F10]" office:value-type="float" office:value="23.077339887619" calcext:value-type="float">
            <text:p>23.077339887619</text:p>
          </table:table-cell>
          <table:table-cell office:value-type="string" calcext:value-type="string">
            <text:p>time</text:p>
          </table:table-cell>
          <table:table-cell office:value-type="float" office:value="1543147242.77865" calcext:value-type="float">
            <text:p>1543147242.77865</text:p>
          </table:table-cell>
          <table:table-cell table:formula="of:=[.K22]-[.F10]" office:value-type="float" office:value="24.0254499912262" calcext:value-type="float">
            <text:p>24.0254499912262</text:p>
          </table:table-cell>
          <table:table-cell office:value-type="string" calcext:value-type="string">
            <text:p>time</text:p>
          </table:table-cell>
          <table:table-cell office:value-type="float" office:value="1543147242.55687" calcext:value-type="float">
            <text:p>1543147242.55687</text:p>
          </table:table-cell>
          <table:table-cell table:formula="of:=[.N22]-[.F10]" office:value-type="float" office:value="23.8036699295044" calcext:value-type="float">
            <text:p>23.8036699295044</text:p>
          </table:table-cell>
          <table:table-cell office:value-type="string" calcext:value-type="string">
            <text:p>time</text:p>
          </table:table-cell>
          <table:table-cell office:value-type="float" office:value="1543147243.10888" calcext:value-type="float">
            <text:p>1543147243.10888</text:p>
          </table:table-cell>
          <table:table-cell table:formula="of:=[.Q22]-[.F10]" office:value-type="float" office:value="24.3556799888611" calcext:value-type="float">
            <text:p>24.3556799888611</text:p>
          </table:table-cell>
          <table:table-cell office:value-type="string" calcext:value-type="string">
            <text:p>time</text:p>
          </table:table-cell>
          <table:table-cell office:value-type="float" office:value="1543147243.58072" calcext:value-type="float">
            <text:p>1543147243.58072</text:p>
          </table:table-cell>
          <table:table-cell table:formula="of:=[.T22]-[.F10]" office:value-type="float" office:value="24.8275198936462" calcext:value-type="float">
            <text:p>24.8275198936462</text:p>
          </table:table-cell>
          <table:table-cell office:value-type="string" calcext:value-type="string">
            <text:p>time</text:p>
          </table:table-cell>
          <table:table-cell office:value-type="float" office:value="1543147244.96389" calcext:value-type="float">
            <text:p>1543147244.96389</text:p>
          </table:table-cell>
          <table:table-cell table:formula="of:=[.W22]-[.F10]" office:value-type="float" office:value="26.2106900215149" calcext:value-type="float">
            <text:p>26.2106900215149</text:p>
          </table:table-cell>
          <table:table-cell/>
          <table:table-cell table:formula="of:=MAX([.F22];[.I22];[.L22];[.O22];[.R22];[.U22];[.X22])" office:value-type="float" office:value="26.2106900215149" calcext:value-type="float">
            <text:p>26.2106900215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1.25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7272.65617" calcext:value-type="float">
            <text:p>1543147272.65617</text:p>
          </table:table-cell>
          <table:table-cell table:formula="of:=[.E23]-[.F11]" office:value-type="float" office:value="24.8065497875214" calcext:value-type="float">
            <text:p>24.8065497875214</text:p>
          </table:table-cell>
          <table:table-cell office:value-type="string" calcext:value-type="string">
            <text:p>time</text:p>
          </table:table-cell>
          <table:table-cell office:value-type="float" office:value="1543147273.33499" calcext:value-type="float">
            <text:p>1543147273.33499</text:p>
          </table:table-cell>
          <table:table-cell table:formula="of:=[.H23]-[.F11]" office:value-type="float" office:value="25.4853699207306" calcext:value-type="float">
            <text:p>25.4853699207306</text:p>
          </table:table-cell>
          <table:table-cell office:value-type="string" calcext:value-type="string">
            <text:p>time</text:p>
          </table:table-cell>
          <table:table-cell office:value-type="float" office:value="1543147274.19961" calcext:value-type="float">
            <text:p>1543147274.19961</text:p>
          </table:table-cell>
          <table:table-cell table:formula="of:=[.K23]-[.F11]" office:value-type="float" office:value="26.3499898910522" calcext:value-type="float">
            <text:p>26.3499898910522</text:p>
          </table:table-cell>
          <table:table-cell office:value-type="string" calcext:value-type="string">
            <text:p>time</text:p>
          </table:table-cell>
          <table:table-cell office:value-type="float" office:value="1543147274.40766" calcext:value-type="float">
            <text:p>1543147274.40766</text:p>
          </table:table-cell>
          <table:table-cell table:formula="of:=[.N23]-[.F11]" office:value-type="float" office:value="26.5580399036407" calcext:value-type="float">
            <text:p>26.5580399036407</text:p>
          </table:table-cell>
          <table:table-cell office:value-type="string" calcext:value-type="string">
            <text:p>time</text:p>
          </table:table-cell>
          <table:table-cell office:value-type="float" office:value="1543147274.50256" calcext:value-type="float">
            <text:p>1543147274.50256</text:p>
          </table:table-cell>
          <table:table-cell table:formula="of:=[.Q23]-[.F11]" office:value-type="float" office:value="26.6529397964478" calcext:value-type="float">
            <text:p>26.6529397964478</text:p>
          </table:table-cell>
          <table:table-cell office:value-type="string" calcext:value-type="string">
            <text:p>time</text:p>
          </table:table-cell>
          <table:table-cell office:value-type="float" office:value="1543147274.87527" calcext:value-type="float">
            <text:p>1543147274.87527</text:p>
          </table:table-cell>
          <table:table-cell table:formula="of:=[.T23]-[.F11]" office:value-type="float" office:value="27.0256497859955" calcext:value-type="float">
            <text:p>27.0256497859955</text:p>
          </table:table-cell>
          <table:table-cell office:value-type="string" calcext:value-type="string">
            <text:p>time</text:p>
          </table:table-cell>
          <table:table-cell office:value-type="float" office:value="1543147275.28457" calcext:value-type="float">
            <text:p>1543147275.28457</text:p>
          </table:table-cell>
          <table:table-cell table:formula="of:=[.W23]-[.F11]" office:value-type="float" office:value="27.4349498748779" calcext:value-type="float">
            <text:p>27.4349498748779</text:p>
          </table:table-cell>
          <table:table-cell/>
          <table:table-cell table:formula="of:=MAX([.F23];[.I23];[.L23];[.O23];[.R23];[.U23];[.X23])" office:value-type="float" office:value="27.4349498748779" calcext:value-type="float">
            <text:p>27.4349498748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4.993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31.315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1.038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4.053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33.861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1.355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4.901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29.096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964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4.233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34.436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1.285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4.925s</text:p>
          </table:table-cell>
          <table:table-cell table:number-columns-repeated="26"/>
        </table:table-row>
      </table:table>
      <table:table table:name="WITHOUT  FILTERTING (NO TREE) ONE TO NOE" table:style-name="ta1">
        <table:table-column table:style-name="co1" table:number-columns-repeated="28" table:default-cell-style-name="Default"/>
        <table:table-row table:style-name="ro1">
          <table:table-cell table:number-columns-repeated="3"/>
          <table:table-cell office:value-type="string" calcext:value-type="string">
            <text:p>PUBLISH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35.719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099.47903" calcext:value-type="float">
            <text:p>1543148099.47903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5.715128" calcext:value-type="float">
            <text:p>25.71512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125.19415" calcext:value-type="float">
            <text:p>1543148125.194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5.096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135.19795" calcext:value-type="float">
            <text:p>1543148135.1979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8.664123" calcext:value-type="float">
            <text:p>28.66412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163.86207" calcext:value-type="float">
            <text:p>1543148163.862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0.623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173.8658" calcext:value-type="float">
            <text:p>1543148173.865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30.715852" calcext:value-type="float">
            <text:p>30.71585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204.58165" calcext:value-type="float">
            <text:p>1543148204.5816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214.58548" calcext:value-type="float">
            <text:p>1543148214.5854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31.75849" calcext:value-type="float">
            <text:p>31.7584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246.34397" calcext:value-type="float">
            <text:p>1543148246.343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38.668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256.3478" calcext:value-type="float">
            <text:p>1543148256.347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31.345782" calcext:value-type="float">
            <text:p>31.34578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287.69358" calcext:value-type="float">
            <text:p>1543148287.693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5.997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297.69735" calcext:value-type="float">
            <text:p>1543148297.6973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31.578903" calcext:value-type="float">
            <text:p>31.57890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329.27625" calcext:value-type="float">
            <text:p>1543148329.276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2.673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339.28002" calcext:value-type="float">
            <text:p>1543148339.2800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32.43539" calcext:value-type="float">
            <text:p>32.4353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371.32356" calcext:value-type="float">
            <text:p>1543148371.3235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381.32734" calcext:value-type="float">
            <text:p>1543148381.3273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31.109289" calcext:value-type="float">
            <text:p>31.10928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412.43663" calcext:value-type="float">
            <text:p>1543148412.436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0.720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422.44044" calcext:value-type="float">
            <text:p>1543148422.4404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31.451422" calcext:value-type="float">
            <text:p>31.45142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453.89187" calcext:value-type="float">
            <text:p>1543148453.891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579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48463.89561" calcext:value-type="float">
            <text:p>1543148463.8956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32.68497" calcext:value-type="float">
            <text:p>32.6849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48495.96411" calcext:value-type="float">
            <text:p>1543148495.964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4.145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1.762s</text:p>
          </table:table-cell>
          <table:table-cell/>
          <table:table-cell office:value-type="string" calcext:value-type="string">
            <text:p>SUBSCRIBER1</text:p>
          </table:table-cell>
          <table:table-cell table:number-columns-repeated="2"/>
          <table:table-cell office:value-type="string" calcext:value-type="string">
            <text:p>SUBSCRIBER2</text:p>
          </table:table-cell>
          <table:table-cell table:number-columns-repeated="2"/>
          <table:table-cell office:value-type="string" calcext:value-type="string">
            <text:p>SUBSCRIBER3</text:p>
          </table:table-cell>
          <table:table-cell table:number-columns-repeated="2"/>
          <table:table-cell office:value-type="string" calcext:value-type="string">
            <text:p>SUBSCRIBER4</text:p>
          </table:table-cell>
          <table:table-cell table:number-columns-repeated="2"/>
          <table:table-cell office:value-type="string" calcext:value-type="string">
            <text:p>SUBSCRIBER5</text:p>
          </table:table-cell>
          <table:table-cell table:number-columns-repeated="2"/>
          <table:table-cell office:value-type="string" calcext:value-type="string">
            <text:p>SUBSCRIBER6</text:p>
          </table:table-cell>
          <table:table-cell table:number-columns-repeated="2"/>
          <table:table-cell office:value-type="string" calcext:value-type="string">
            <text:p>SUBSCRIBER7</text:p>
          </table:table-cell>
          <table:table-cell table:number-columns-repeated="3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44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8123.41129" calcext:value-type="float">
            <text:p>1543148123.41129</text:p>
          </table:table-cell>
          <table:table-cell table:formula="of:=[.E15]-[.F2]" office:value-type="float" office:value="23.9322600364685" calcext:value-type="float">
            <text:p>23.9322600364685</text:p>
          </table:table-cell>
          <table:table-cell office:value-type="string" calcext:value-type="string">
            <text:p>time</text:p>
          </table:table-cell>
          <table:table-cell office:value-type="float" office:value="1543148123.66153" calcext:value-type="float">
            <text:p>1543148123.66153</text:p>
          </table:table-cell>
          <table:table-cell table:formula="of:=[.H15]-[.F2]" office:value-type="float" office:value="24.1825001239777" calcext:value-type="float">
            <text:p>24.1825001239777</text:p>
          </table:table-cell>
          <table:table-cell office:value-type="string" calcext:value-type="string">
            <text:p>time</text:p>
          </table:table-cell>
          <table:table-cell office:value-type="float" office:value="1543148123.91101" calcext:value-type="float">
            <text:p>1543148123.91101</text:p>
          </table:table-cell>
          <table:table-cell table:formula="of:=[.K15]-[.F2]" office:value-type="float" office:value="24.4319801330566" calcext:value-type="float">
            <text:p>24.4319801330566</text:p>
          </table:table-cell>
          <table:table-cell office:value-type="string" calcext:value-type="string">
            <text:p>time</text:p>
          </table:table-cell>
          <table:table-cell office:value-type="float" office:value="1543148124.22323" calcext:value-type="float">
            <text:p>1543148124.22323</text:p>
          </table:table-cell>
          <table:table-cell table:formula="of:=[.N15]-[.F2]" office:value-type="float" office:value="24.7441999912262" calcext:value-type="float">
            <text:p>24.7441999912262</text:p>
          </table:table-cell>
          <table:table-cell office:value-type="string" calcext:value-type="string">
            <text:p>time</text:p>
          </table:table-cell>
          <table:table-cell office:value-type="float" office:value="1543148124.59026" calcext:value-type="float">
            <text:p>1543148124.59026</text:p>
          </table:table-cell>
          <table:table-cell table:formula="of:=[.Q15]-[.F2]" office:value-type="float" office:value="25.111230134964" calcext:value-type="float">
            <text:p>25.111230134964</text:p>
          </table:table-cell>
          <table:table-cell office:value-type="string" calcext:value-type="string">
            <text:p>time</text:p>
          </table:table-cell>
          <table:table-cell office:value-type="float" office:value="1543148124.87359" calcext:value-type="float">
            <text:p>1543148124.87359</text:p>
          </table:table-cell>
          <table:table-cell table:formula="of:=[.T15]-[.F2]" office:value-type="float" office:value="25.3945600986481" calcext:value-type="float">
            <text:p>25.3945600986481</text:p>
          </table:table-cell>
          <table:table-cell office:value-type="string" calcext:value-type="string">
            <text:p>time</text:p>
          </table:table-cell>
          <table:table-cell office:value-type="float" office:value="1543148125.19499" calcext:value-type="float">
            <text:p>1543148125.19499</text:p>
          </table:table-cell>
          <table:table-cell table:formula="of:=[.W15]-[.F2]" office:value-type="float" office:value="25.7159600257874" calcext:value-type="float">
            <text:p>25.7159600257874</text:p>
          </table:table-cell>
          <table:table-cell/>
          <table:table-cell table:formula="of:=MAX([.F15];[.I15];[.L15];[.O15];[.R15];[.U15];[.X15])" office:value-type="float" office:value="25.7159600257874" calcext:value-type="float">
            <text:p>25.7159600257874</text:p>
          </table:table-cell>
          <table:table-cell/>
          <table:table-cell table:formula="of:=AVERAGE([.Z15:.Z24])" office:value-type="float" office:value="30.6632280111313" calcext:value-type="float">
            <text:p>30.6632280111313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5.31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8162.17304" calcext:value-type="float">
            <text:p>1543148162.17304</text:p>
          </table:table-cell>
          <table:table-cell table:formula="of:=[.E16]-[.F3]" office:value-type="float" office:value="26.9750900268555" calcext:value-type="float">
            <text:p>26.9750900268555</text:p>
          </table:table-cell>
          <table:table-cell office:value-type="string" calcext:value-type="string">
            <text:p>time</text:p>
          </table:table-cell>
          <table:table-cell office:value-type="float" office:value="1543148162.45551" calcext:value-type="float">
            <text:p>1543148162.45551</text:p>
          </table:table-cell>
          <table:table-cell table:formula="of:=[.H16]-[.F3]" office:value-type="float" office:value="27.2575600147247" calcext:value-type="float">
            <text:p>27.2575600147247</text:p>
          </table:table-cell>
          <table:table-cell office:value-type="string" calcext:value-type="string">
            <text:p>time</text:p>
          </table:table-cell>
          <table:table-cell office:value-type="float" office:value="1543148162.73577" calcext:value-type="float">
            <text:p>1543148162.73577</text:p>
          </table:table-cell>
          <table:table-cell table:formula="of:=[.K16]-[.F3]" office:value-type="float" office:value="27.5378201007843" calcext:value-type="float">
            <text:p>27.5378201007843</text:p>
          </table:table-cell>
          <table:table-cell office:value-type="string" calcext:value-type="string">
            <text:p>time</text:p>
          </table:table-cell>
          <table:table-cell office:value-type="float" office:value="1543148163.18429" calcext:value-type="float">
            <text:p>1543148163.18429</text:p>
          </table:table-cell>
          <table:table-cell table:formula="of:=[.N16]-[.F3]" office:value-type="float" office:value="27.986340045929" calcext:value-type="float">
            <text:p>27.986340045929</text:p>
          </table:table-cell>
          <table:table-cell office:value-type="string" calcext:value-type="string">
            <text:p>time</text:p>
          </table:table-cell>
          <table:table-cell office:value-type="float" office:value="1543148163.29978" calcext:value-type="float">
            <text:p>1543148163.29978</text:p>
          </table:table-cell>
          <table:table-cell table:formula="of:=[.Q16]-[.F3]" office:value-type="float" office:value="28.1018300056458" calcext:value-type="float">
            <text:p>28.1018300056458</text:p>
          </table:table-cell>
          <table:table-cell office:value-type="string" calcext:value-type="string">
            <text:p>time</text:p>
          </table:table-cell>
          <table:table-cell office:value-type="float" office:value="1543148163.58054" calcext:value-type="float">
            <text:p>1543148163.58054</text:p>
          </table:table-cell>
          <table:table-cell table:formula="of:=[.T16]-[.F3]" office:value-type="float" office:value="28.3825900554657" calcext:value-type="float">
            <text:p>28.3825900554657</text:p>
          </table:table-cell>
          <table:table-cell office:value-type="string" calcext:value-type="string">
            <text:p>time</text:p>
          </table:table-cell>
          <table:table-cell office:value-type="float" office:value="1543148163.86245" calcext:value-type="float">
            <text:p>1543148163.86245</text:p>
          </table:table-cell>
          <table:table-cell table:formula="of:=[.W16]-[.F3]" office:value-type="float" office:value="28.6644999980926" calcext:value-type="float">
            <text:p>28.6644999980926</text:p>
          </table:table-cell>
          <table:table-cell/>
          <table:table-cell table:formula="of:=MAX([.F16];[.I16];[.L16];[.O16];[.R16];[.U16];[.X16])" office:value-type="float" office:value="28.6644999980926" calcext:value-type="float">
            <text:p>28.6644999980926</text:p>
          </table:table-cell>
          <table:table-cell/>
          <table:table-cell office:value-type="string" calcext:value-type="string">
            <text:p>DEVIATION/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48202.74682" calcext:value-type="float">
            <text:p>1543148202.74682</text:p>
          </table:table-cell>
          <table:table-cell table:formula="of:=[.E17]-[.F4]" office:value-type="float" office:value="28.8810200691223" calcext:value-type="float">
            <text:p>28.8810200691223</text:p>
          </table:table-cell>
          <table:table-cell office:value-type="string" calcext:value-type="string">
            <text:p>time</text:p>
          </table:table-cell>
          <table:table-cell office:value-type="float" office:value="1543148203.68555" calcext:value-type="float">
            <text:p>1543148203.68555</text:p>
          </table:table-cell>
          <table:table-cell table:formula="of:=[.H17]-[.F4]" office:value-type="float" office:value="29.8197500705719" calcext:value-type="float">
            <text:p>29.8197500705719</text:p>
          </table:table-cell>
          <table:table-cell office:value-type="string" calcext:value-type="string">
            <text:p>time</text:p>
          </table:table-cell>
          <table:table-cell office:value-type="float" office:value="1543148203.3894" calcext:value-type="float">
            <text:p>1543148203.3894</text:p>
          </table:table-cell>
          <table:table-cell table:formula="of:=[.K17]-[.F4]" office:value-type="float" office:value="29.5236001014709" calcext:value-type="float">
            <text:p>29.5236001014709</text:p>
          </table:table-cell>
          <table:table-cell office:value-type="string" calcext:value-type="string">
            <text:p>time</text:p>
          </table:table-cell>
          <table:table-cell office:value-type="float" office:value="1543148203.70885" calcext:value-type="float">
            <text:p>1543148203.70885</text:p>
          </table:table-cell>
          <table:table-cell table:formula="of:=[.N17]-[.F4]" office:value-type="float" office:value="29.8430500030518" calcext:value-type="float">
            <text:p>29.8430500030518</text:p>
          </table:table-cell>
          <table:table-cell office:value-type="string" calcext:value-type="string">
            <text:p>time</text:p>
          </table:table-cell>
          <table:table-cell office:value-type="float" office:value="1543148204.27126" calcext:value-type="float">
            <text:p>1543148204.27126</text:p>
          </table:table-cell>
          <table:table-cell table:formula="of:=[.Q17]-[.F4]" office:value-type="float" office:value="30.4054601192474" calcext:value-type="float">
            <text:p>30.4054601192474</text:p>
          </table:table-cell>
          <table:table-cell office:value-type="string" calcext:value-type="string">
            <text:p>time</text:p>
          </table:table-cell>
          <table:table-cell office:value-type="float" office:value="1543148204.3045" calcext:value-type="float">
            <text:p>1543148204.3045</text:p>
          </table:table-cell>
          <table:table-cell table:formula="of:=[.T17]-[.F4]" office:value-type="float" office:value="30.4387001991272" calcext:value-type="float">
            <text:p>30.4387001991272</text:p>
          </table:table-cell>
          <table:table-cell office:value-type="string" calcext:value-type="string">
            <text:p>time</text:p>
          </table:table-cell>
          <table:table-cell office:value-type="float" office:value="1543148204.62609" calcext:value-type="float">
            <text:p>1543148204.62609</text:p>
          </table:table-cell>
          <table:table-cell table:formula="of:=[.W17]-[.F4]" office:value-type="float" office:value="30.760290145874" calcext:value-type="float">
            <text:p>30.760290145874</text:p>
          </table:table-cell>
          <table:table-cell/>
          <table:table-cell table:formula="of:=MAX([.F17];[.I17];[.L17];[.O17];[.R17];[.U17];[.X17])" office:value-type="float" office:value="30.760290145874" calcext:value-type="float">
            <text:p>30.760290145874</text:p>
          </table:table-cell>
          <table:table-cell/>
          <table:table-cell table:formula="of:=DEVSQ([.Z15:.Z24])/10" office:value-type="float" office:value="3.60250303708874" calcext:value-type="float">
            <text:p>3.60250303708874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1.350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8243.85807" calcext:value-type="float">
            <text:p>1543148243.85807</text:p>
          </table:table-cell>
          <table:table-cell table:formula="of:=[.E18]-[.F5]" office:value-type="float" office:value="29.2725899219513" calcext:value-type="float">
            <text:p>29.2725899219513</text:p>
          </table:table-cell>
          <table:table-cell office:value-type="string" calcext:value-type="string">
            <text:p>time</text:p>
          </table:table-cell>
          <table:table-cell office:value-type="float" office:value="1543148244.2055" calcext:value-type="float">
            <text:p>1543148244.2055</text:p>
          </table:table-cell>
          <table:table-cell table:formula="of:=[.H18]-[.F5]" office:value-type="float" office:value="29.6200199127197" calcext:value-type="float">
            <text:p>29.6200199127197</text:p>
          </table:table-cell>
          <table:table-cell office:value-type="string" calcext:value-type="string">
            <text:p>time</text:p>
          </table:table-cell>
          <table:table-cell office:value-type="float" office:value="1543148244.60254" calcext:value-type="float">
            <text:p>1543148244.60254</text:p>
          </table:table-cell>
          <table:table-cell table:formula="of:=[.K18]-[.F5]" office:value-type="float" office:value="30.0170600414276" calcext:value-type="float">
            <text:p>30.0170600414276</text:p>
          </table:table-cell>
          <table:table-cell office:value-type="string" calcext:value-type="string">
            <text:p>time</text:p>
          </table:table-cell>
          <table:table-cell office:value-type="float" office:value="1543148245.78784" calcext:value-type="float">
            <text:p>1543148245.78784</text:p>
          </table:table-cell>
          <table:table-cell table:formula="of:=[.N18]-[.F5]" office:value-type="float" office:value="31.2023599147797" calcext:value-type="float">
            <text:p>31.2023599147797</text:p>
          </table:table-cell>
          <table:table-cell office:value-type="string" calcext:value-type="string">
            <text:p>time</text:p>
          </table:table-cell>
          <table:table-cell office:value-type="float" office:value="1543148245.51357" calcext:value-type="float">
            <text:p>1543148245.51357</text:p>
          </table:table-cell>
          <table:table-cell table:formula="of:=[.Q18]-[.F5]" office:value-type="float" office:value="30.92809009552" calcext:value-type="float">
            <text:p>30.92809009552</text:p>
          </table:table-cell>
          <table:table-cell office:value-type="string" calcext:value-type="string">
            <text:p>time</text:p>
          </table:table-cell>
          <table:table-cell office:value-type="float" office:value="1543148245.9087" calcext:value-type="float">
            <text:p>1543148245.9087</text:p>
          </table:table-cell>
          <table:table-cell table:formula="of:=[.T18]-[.F5]" office:value-type="float" office:value="31.3232200145721" calcext:value-type="float">
            <text:p>31.3232200145721</text:p>
          </table:table-cell>
          <table:table-cell office:value-type="string" calcext:value-type="string">
            <text:p>time</text:p>
          </table:table-cell>
          <table:table-cell office:value-type="float" office:value="1543148246.34402" calcext:value-type="float">
            <text:p>1543148246.34402</text:p>
          </table:table-cell>
          <table:table-cell table:formula="of:=[.W18]-[.F5]" office:value-type="float" office:value="31.7585399150848" calcext:value-type="float">
            <text:p>31.7585399150848</text:p>
          </table:table-cell>
          <table:table-cell/>
          <table:table-cell table:formula="of:=MAX([.F18];[.I18];[.L18];[.O18];[.R18];[.U18];[.X18])" office:value-type="float" office:value="31.7585399150848" calcext:value-type="float">
            <text:p>31.7585399150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27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8286.4535" calcext:value-type="float">
            <text:p>1543148286.4535</text:p>
          </table:table-cell>
          <table:table-cell table:formula="of:=[.E19]-[.F6]" office:value-type="float" office:value="30.1057000160217" calcext:value-type="float">
            <text:p>30.1057000160217</text:p>
          </table:table-cell>
          <table:table-cell office:value-type="string" calcext:value-type="string">
            <text:p>time</text:p>
          </table:table-cell>
          <table:table-cell office:value-type="float" office:value="1543148286.32964" calcext:value-type="float">
            <text:p>1543148286.32964</text:p>
          </table:table-cell>
          <table:table-cell table:formula="of:=[.H19]-[.F6]" office:value-type="float" office:value="29.9818398952484" calcext:value-type="float">
            <text:p>29.9818398952484</text:p>
          </table:table-cell>
          <table:table-cell office:value-type="string" calcext:value-type="string">
            <text:p>time</text:p>
          </table:table-cell>
          <table:table-cell office:value-type="float" office:value="1543148286.56865" calcext:value-type="float">
            <text:p>1543148286.56865</text:p>
          </table:table-cell>
          <table:table-cell table:formula="of:=[.K19]-[.F6]" office:value-type="float" office:value="30.2208499908447" calcext:value-type="float">
            <text:p>30.2208499908447</text:p>
          </table:table-cell>
          <table:table-cell office:value-type="string" calcext:value-type="string">
            <text:p>time</text:p>
          </table:table-cell>
          <table:table-cell office:value-type="float" office:value="1543148286.85113" calcext:value-type="float">
            <text:p>1543148286.85113</text:p>
          </table:table-cell>
          <table:table-cell table:formula="of:=[.N19]-[.F6]" office:value-type="float" office:value="30.5033299922943" calcext:value-type="float">
            <text:p>30.5033299922943</text:p>
          </table:table-cell>
          <table:table-cell office:value-type="string" calcext:value-type="string">
            <text:p>time</text:p>
          </table:table-cell>
          <table:table-cell office:value-type="float" office:value="1543148287.13216" calcext:value-type="float">
            <text:p>1543148287.13216</text:p>
          </table:table-cell>
          <table:table-cell table:formula="of:=[.Q19]-[.F6]" office:value-type="float" office:value="30.7843599319458" calcext:value-type="float">
            <text:p>30.7843599319458</text:p>
          </table:table-cell>
          <table:table-cell office:value-type="string" calcext:value-type="string">
            <text:p>time</text:p>
          </table:table-cell>
          <table:table-cell office:value-type="float" office:value="1543148287.45391" calcext:value-type="float">
            <text:p>1543148287.45391</text:p>
          </table:table-cell>
          <table:table-cell table:formula="of:=[.T19]-[.F6]" office:value-type="float" office:value="31.1061100959778" calcext:value-type="float">
            <text:p>31.1061100959778</text:p>
          </table:table-cell>
          <table:table-cell office:value-type="string" calcext:value-type="string">
            <text:p>time</text:p>
          </table:table-cell>
          <table:table-cell office:value-type="float" office:value="1543148287.69402" calcext:value-type="float">
            <text:p>1543148287.69402</text:p>
          </table:table-cell>
          <table:table-cell table:formula="of:=[.W19]-[.F6]" office:value-type="float" office:value="31.3462200164795" calcext:value-type="float">
            <text:p>31.3462200164795</text:p>
          </table:table-cell>
          <table:table-cell/>
          <table:table-cell table:formula="of:=MAX([.F19];[.I19];[.L19];[.O19];[.R19];[.U19];[.X19])" office:value-type="float" office:value="31.3462200164795" calcext:value-type="float">
            <text:p>31.3462200164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5.07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8327.43984" calcext:value-type="float">
            <text:p>1543148327.43984</text:p>
          </table:table-cell>
          <table:table-cell table:formula="of:=[.E20]-[.F7]" office:value-type="float" office:value="29.7424900531769" calcext:value-type="float">
            <text:p>29.7424900531769</text:p>
          </table:table-cell>
          <table:table-cell office:value-type="string" calcext:value-type="string">
            <text:p>time</text:p>
          </table:table-cell>
          <table:table-cell office:value-type="float" office:value="1543148327.72015" calcext:value-type="float">
            <text:p>1543148327.72015</text:p>
          </table:table-cell>
          <table:table-cell table:formula="of:=[.H20]-[.F7]" office:value-type="float" office:value="30.0227999687195" calcext:value-type="float">
            <text:p>30.0227999687195</text:p>
          </table:table-cell>
          <table:table-cell office:value-type="string" calcext:value-type="string">
            <text:p>time</text:p>
          </table:table-cell>
          <table:table-cell office:value-type="float" office:value="1543148328.2672" calcext:value-type="float">
            <text:p>1543148328.2672</text:p>
          </table:table-cell>
          <table:table-cell table:formula="of:=[.K20]-[.F7]" office:value-type="float" office:value="30.5698499679565" calcext:value-type="float">
            <text:p>30.5698499679565</text:p>
          </table:table-cell>
          <table:table-cell office:value-type="string" calcext:value-type="string">
            <text:p>time</text:p>
          </table:table-cell>
          <table:table-cell office:value-type="float" office:value="1543148328.30383" calcext:value-type="float">
            <text:p>1543148328.30383</text:p>
          </table:table-cell>
          <table:table-cell table:formula="of:=[.N20]-[.F7]" office:value-type="float" office:value="30.606479883194" calcext:value-type="float">
            <text:p>30.606479883194</text:p>
          </table:table-cell>
          <table:table-cell office:value-type="string" calcext:value-type="string">
            <text:p>time</text:p>
          </table:table-cell>
          <table:table-cell office:value-type="float" office:value="1543148328.62984" calcext:value-type="float">
            <text:p>1543148328.62984</text:p>
          </table:table-cell>
          <table:table-cell table:formula="of:=[.Q20]-[.F7]" office:value-type="float" office:value="30.9324898719788" calcext:value-type="float">
            <text:p>30.9324898719788</text:p>
          </table:table-cell>
          <table:table-cell office:value-type="string" calcext:value-type="string">
            <text:p>time</text:p>
          </table:table-cell>
          <table:table-cell office:value-type="float" office:value="1543148328.95366" calcext:value-type="float">
            <text:p>1543148328.95366</text:p>
          </table:table-cell>
          <table:table-cell table:formula="of:=[.T20]-[.F7]" office:value-type="float" office:value="31.2563099861145" calcext:value-type="float">
            <text:p>31.2563099861145</text:p>
          </table:table-cell>
          <table:table-cell office:value-type="string" calcext:value-type="string">
            <text:p>time</text:p>
          </table:table-cell>
          <table:table-cell office:value-type="float" office:value="1543148329.3178" calcext:value-type="float">
            <text:p>1543148329.3178</text:p>
          </table:table-cell>
          <table:table-cell table:formula="of:=[.W20]-[.F7]" office:value-type="float" office:value="31.6204500198364" calcext:value-type="float">
            <text:p>31.6204500198364</text:p>
          </table:table-cell>
          <table:table-cell/>
          <table:table-cell table:formula="of:=MAX([.F20];[.I20];[.L20];[.O20];[.R20];[.U20];[.X20])" office:value-type="float" office:value="31.6204500198364" calcext:value-type="float">
            <text:p>31.62045001983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48369.41379" calcext:value-type="float">
            <text:p>1543148369.41379</text:p>
          </table:table-cell>
          <table:table-cell table:formula="of:=[.E21]-[.F8]" office:value-type="float" office:value="30.1337699890137" calcext:value-type="float">
            <text:p>30.1337699890137</text:p>
          </table:table-cell>
          <table:table-cell office:value-type="string" calcext:value-type="string">
            <text:p>time</text:p>
          </table:table-cell>
          <table:table-cell office:value-type="float" office:value="1543148369.69839" calcext:value-type="float">
            <text:p>1543148369.69839</text:p>
          </table:table-cell>
          <table:table-cell table:formula="of:=[.H21]-[.F8]" office:value-type="float" office:value="30.4183700084686" calcext:value-type="float">
            <text:p>30.4183700084686</text:p>
          </table:table-cell>
          <table:table-cell office:value-type="string" calcext:value-type="string">
            <text:p>time</text:p>
          </table:table-cell>
          <table:table-cell office:value-type="float" office:value="1543148370.25265" calcext:value-type="float">
            <text:p>1543148370.25265</text:p>
          </table:table-cell>
          <table:table-cell table:formula="of:=[.K21]-[.F8]" office:value-type="float" office:value="30.9726300239563" calcext:value-type="float">
            <text:p>30.9726300239563</text:p>
          </table:table-cell>
          <table:table-cell office:value-type="string" calcext:value-type="string">
            <text:p>time</text:p>
          </table:table-cell>
          <table:table-cell office:value-type="float" office:value="1543148370.35108" calcext:value-type="float">
            <text:p>1543148370.35108</text:p>
          </table:table-cell>
          <table:table-cell table:formula="of:=[.N21]-[.F8]" office:value-type="float" office:value="31.0710599422455" calcext:value-type="float">
            <text:p>31.0710599422455</text:p>
          </table:table-cell>
          <table:table-cell office:value-type="string" calcext:value-type="string">
            <text:p>time</text:p>
          </table:table-cell>
          <table:table-cell office:value-type="float" office:value="1543148370.6782" calcext:value-type="float">
            <text:p>1543148370.6782</text:p>
          </table:table-cell>
          <table:table-cell table:formula="of:=[.Q21]-[.F8]" office:value-type="float" office:value="31.3981800079346" calcext:value-type="float">
            <text:p>31.3981800079346</text:p>
          </table:table-cell>
          <table:table-cell office:value-type="string" calcext:value-type="string">
            <text:p>time</text:p>
          </table:table-cell>
          <table:table-cell office:value-type="float" office:value="1543148371.41338" calcext:value-type="float">
            <text:p>1543148371.41338</text:p>
          </table:table-cell>
          <table:table-cell table:formula="of:=[.T21]-[.F8]" office:value-type="float" office:value="32.1333599090576" calcext:value-type="float">
            <text:p>32.1333599090576</text:p>
          </table:table-cell>
          <table:table-cell office:value-type="string" calcext:value-type="string">
            <text:p>time</text:p>
          </table:table-cell>
          <table:table-cell office:value-type="float" office:value="1543148371.37005" calcext:value-type="float">
            <text:p>1543148371.37005</text:p>
          </table:table-cell>
          <table:table-cell table:formula="of:=[.W21]-[.F8]" office:value-type="float" office:value="32.0900299549103" calcext:value-type="float">
            <text:p>32.0900299549103</text:p>
          </table:table-cell>
          <table:table-cell/>
          <table:table-cell table:formula="of:=MAX([.F21];[.I21];[.L21];[.O21];[.R21];[.U21];[.X21])" office:value-type="float" office:value="32.1333599090576" calcext:value-type="float">
            <text:p>32.1333599090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1.583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8410.73723" calcext:value-type="float">
            <text:p>1543148410.73723</text:p>
          </table:table-cell>
          <table:table-cell table:formula="of:=[.E22]-[.F9]" office:value-type="float" office:value="29.4098901748657" calcext:value-type="float">
            <text:p>29.4098901748657</text:p>
          </table:table-cell>
          <table:table-cell office:value-type="string" calcext:value-type="string">
            <text:p>time</text:p>
          </table:table-cell>
          <table:table-cell office:value-type="float" office:value="1543148411.577" calcext:value-type="float">
            <text:p>1543148411.577</text:p>
          </table:table-cell>
          <table:table-cell table:formula="of:=[.H22]-[.F9]" office:value-type="float" office:value="30.2496600151062" calcext:value-type="float">
            <text:p>30.2496600151062</text:p>
          </table:table-cell>
          <table:table-cell office:value-type="string" calcext:value-type="string">
            <text:p>time</text:p>
          </table:table-cell>
          <table:table-cell office:value-type="float" office:value="1543148411.29619" calcext:value-type="float">
            <text:p>1543148411.29619</text:p>
          </table:table-cell>
          <table:table-cell table:formula="of:=[.K22]-[.F9]" office:value-type="float" office:value="29.9688501358032" calcext:value-type="float">
            <text:p>29.9688501358032</text:p>
          </table:table-cell>
          <table:table-cell office:value-type="string" calcext:value-type="string">
            <text:p>time</text:p>
          </table:table-cell>
          <table:table-cell office:value-type="float" office:value="1543148411.5727" calcext:value-type="float">
            <text:p>1543148411.5727</text:p>
          </table:table-cell>
          <table:table-cell table:formula="of:=[.N22]-[.F9]" office:value-type="float" office:value="30.2453601360321" calcext:value-type="float">
            <text:p>30.2453601360321</text:p>
          </table:table-cell>
          <table:table-cell office:value-type="string" calcext:value-type="string">
            <text:p>time</text:p>
          </table:table-cell>
          <table:table-cell office:value-type="float" office:value="1543148411.85242" calcext:value-type="float">
            <text:p>1543148411.85242</text:p>
          </table:table-cell>
          <table:table-cell table:formula="of:=[.Q22]-[.F9]" office:value-type="float" office:value="30.52508020401" calcext:value-type="float">
            <text:p>30.52508020401</text:p>
          </table:table-cell>
          <table:table-cell office:value-type="string" calcext:value-type="string">
            <text:p>time</text:p>
          </table:table-cell>
          <table:table-cell office:value-type="float" office:value="1543148412.13192" calcext:value-type="float">
            <text:p>1543148412.13192</text:p>
          </table:table-cell>
          <table:table-cell table:formula="of:=[.T22]-[.F9]" office:value-type="float" office:value="30.8045802116394" calcext:value-type="float">
            <text:p>30.8045802116394</text:p>
          </table:table-cell>
          <table:table-cell office:value-type="string" calcext:value-type="string">
            <text:p>time</text:p>
          </table:table-cell>
          <table:table-cell office:value-type="float" office:value="1543148412.4377" calcext:value-type="float">
            <text:p>1543148412.4377</text:p>
          </table:table-cell>
          <table:table-cell table:formula="of:=[.W22]-[.F9]" office:value-type="float" office:value="31.1103601455688" calcext:value-type="float">
            <text:p>31.1103601455688</text:p>
          </table:table-cell>
          <table:table-cell/>
          <table:table-cell table:formula="of:=MAX([.F22];[.I22];[.L22];[.O22];[.R22];[.U22];[.X22])" office:value-type="float" office:value="31.1103601455688" calcext:value-type="float">
            <text:p>31.1103601455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230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8452.49978" calcext:value-type="float">
            <text:p>1543148452.49978</text:p>
          </table:table-cell>
          <table:table-cell table:formula="of:=[.E23]-[.F10]" office:value-type="float" office:value="30.0593400001526" calcext:value-type="float">
            <text:p>30.0593400001526</text:p>
          </table:table-cell>
          <table:table-cell office:value-type="string" calcext:value-type="string">
            <text:p>time</text:p>
          </table:table-cell>
          <table:table-cell office:value-type="float" office:value="1543148452.28977" calcext:value-type="float">
            <text:p>1543148452.28977</text:p>
          </table:table-cell>
          <table:table-cell table:formula="of:=[.H23]-[.F10]" office:value-type="float" office:value="29.8493299484253" calcext:value-type="float">
            <text:p>29.8493299484253</text:p>
          </table:table-cell>
          <table:table-cell office:value-type="string" calcext:value-type="string">
            <text:p>time</text:p>
          </table:table-cell>
          <table:table-cell office:value-type="float" office:value="1543148452.60929" calcext:value-type="float">
            <text:p>1543148452.60929</text:p>
          </table:table-cell>
          <table:table-cell table:formula="of:=[.K23]-[.F10]" office:value-type="float" office:value="30.1688499450684" calcext:value-type="float">
            <text:p>30.1688499450684</text:p>
          </table:table-cell>
          <table:table-cell office:value-type="string" calcext:value-type="string">
            <text:p>time</text:p>
          </table:table-cell>
          <table:table-cell office:value-type="float" office:value="1543148452.93003" calcext:value-type="float">
            <text:p>1543148452.93003</text:p>
          </table:table-cell>
          <table:table-cell table:formula="of:=[.N23]-[.F10]" office:value-type="float" office:value="30.4895901679993" calcext:value-type="float">
            <text:p>30.4895901679993</text:p>
          </table:table-cell>
          <table:table-cell office:value-type="string" calcext:value-type="string">
            <text:p>time</text:p>
          </table:table-cell>
          <table:table-cell office:value-type="float" office:value="1543148453.25081" calcext:value-type="float">
            <text:p>1543148453.25081</text:p>
          </table:table-cell>
          <table:table-cell table:formula="of:=[.Q23]-[.F10]" office:value-type="float" office:value="30.8103699684143" calcext:value-type="float">
            <text:p>30.8103699684143</text:p>
          </table:table-cell>
          <table:table-cell office:value-type="string" calcext:value-type="string">
            <text:p>time</text:p>
          </table:table-cell>
          <table:table-cell office:value-type="float" office:value="1543148453.57106" calcext:value-type="float">
            <text:p>1543148453.57106</text:p>
          </table:table-cell>
          <table:table-cell table:formula="of:=[.T23]-[.F10]" office:value-type="float" office:value="31.1306200027466" calcext:value-type="float">
            <text:p>31.1306200027466</text:p>
          </table:table-cell>
          <table:table-cell office:value-type="string" calcext:value-type="string">
            <text:p>time</text:p>
          </table:table-cell>
          <table:table-cell office:value-type="float" office:value="1543148453.89349" calcext:value-type="float">
            <text:p>1543148453.89349</text:p>
          </table:table-cell>
          <table:table-cell table:formula="of:=[.W23]-[.F10]" office:value-type="float" office:value="31.4530501365662" calcext:value-type="float">
            <text:p>31.4530501365662</text:p>
          </table:table-cell>
          <table:table-cell/>
          <table:table-cell table:formula="of:=MAX([.F23];[.I23];[.L23];[.O23];[.R23];[.U23];[.X23])" office:value-type="float" office:value="31.4530501365662" calcext:value-type="float">
            <text:p>31.4530501365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5.355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48494.50288" calcext:value-type="float">
            <text:p>1543148494.50288</text:p>
          </table:table-cell>
          <table:table-cell table:formula="of:=[.E24]-[.F11]" office:value-type="float" office:value="30.6072700023651" calcext:value-type="float">
            <text:p>30.6072700023651</text:p>
          </table:table-cell>
          <table:table-cell office:value-type="string" calcext:value-type="string">
            <text:p>time</text:p>
          </table:table-cell>
          <table:table-cell office:value-type="float" office:value="1543148494.36994" calcext:value-type="float">
            <text:p>1543148494.36994</text:p>
          </table:table-cell>
          <table:table-cell table:formula="of:=[.H24]-[.F11]" office:value-type="float" office:value="30.4743299484253" calcext:value-type="float">
            <text:p>30.4743299484253</text:p>
          </table:table-cell>
          <table:table-cell office:value-type="string" calcext:value-type="string">
            <text:p>time</text:p>
          </table:table-cell>
          <table:table-cell office:value-type="float" office:value="1543148494.68808" calcext:value-type="float">
            <text:p>1543148494.68808</text:p>
          </table:table-cell>
          <table:table-cell table:formula="of:=[.K24]-[.F11]" office:value-type="float" office:value="30.7924699783325" calcext:value-type="float">
            <text:p>30.7924699783325</text:p>
          </table:table-cell>
          <table:table-cell office:value-type="string" calcext:value-type="string">
            <text:p>time</text:p>
          </table:table-cell>
          <table:table-cell office:value-type="float" office:value="1543148495.8485" calcext:value-type="float">
            <text:p>1543148495.8485</text:p>
          </table:table-cell>
          <table:table-cell table:formula="of:=[.N24]-[.F11]" office:value-type="float" office:value="31.952889919281" calcext:value-type="float">
            <text:p>31.952889919281</text:p>
          </table:table-cell>
          <table:table-cell office:value-type="string" calcext:value-type="string">
            <text:p>time</text:p>
          </table:table-cell>
          <table:table-cell office:value-type="float" office:value="1543148495.32677" calcext:value-type="float">
            <text:p>1543148495.32677</text:p>
          </table:table-cell>
          <table:table-cell table:formula="of:=[.Q24]-[.F11]" office:value-type="float" office:value="31.4311599731445" calcext:value-type="float">
            <text:p>31.4311599731445</text:p>
          </table:table-cell>
          <table:table-cell office:value-type="string" calcext:value-type="string">
            <text:p>time</text:p>
          </table:table-cell>
          <table:table-cell office:value-type="float" office:value="1543148495.64507" calcext:value-type="float">
            <text:p>1543148495.64507</text:p>
          </table:table-cell>
          <table:table-cell table:formula="of:=[.T24]-[.F11]" office:value-type="float" office:value="31.7494599819183" calcext:value-type="float">
            <text:p>31.7494599819183</text:p>
          </table:table-cell>
          <table:table-cell office:value-type="string" calcext:value-type="string">
            <text:p>time</text:p>
          </table:table-cell>
          <table:table-cell office:value-type="float" office:value="1543148495.96516" calcext:value-type="float">
            <text:p>1543148495.96516</text:p>
          </table:table-cell>
          <table:table-cell table:formula="of:=[.W24]-[.F11]" office:value-type="float" office:value="32.0695497989655" calcext:value-type="float">
            <text:p>32.0695497989655</text:p>
          </table:table-cell>
          <table:table-cell/>
          <table:table-cell table:formula="of:=MAX([.F24];[.I24];[.L24];[.O24];[.R24];[.U24];[.X24])" office:value-type="float" office:value="32.0695497989655" calcext:value-type="float">
            <text:p>32.0695497989655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2.047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404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5.643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1.113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320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4.796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1.455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728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4.731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42.072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6.467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5.598s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3:02:53.512265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1:01:35.054879158</meta:creation-date>
    <dc:date>2018-11-25T21:49:39.501367857</dc:date>
    <meta:editing-duration>PT12M21S</meta:editing-duration>
    <meta:editing-cycles>7</meta:editing-cycles>
    <meta:generator>LibreOffice/6.0.6.2$Linux_X86_64 LibreOffice_project/00m0$Build-2</meta:generator>
    <meta:document-statistic meta:table-count="2" meta:cell-count="766" meta:object-count="0"/>
  </office:meta>
</office:document-meta>
</file>